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automatic-styles>
    <style:style style:name="P1" style:family="paragraph" style:parent-style-name="Standard">
      <style:text-properties officeooo:paragraph-rsid="003e867e"/>
    </style:style>
    <style:style style:name="P2" style:family="paragraph" style:parent-style-name="Contents_20_4">
      <style:paragraph-properties>
        <style:tab-stops>
          <style:tab-stop style:position="15cm" style:type="right" style:leader-style="dotted" style:leader-text="."/>
        </style:tab-stops>
      </style:paragraph-properties>
    </style:style>
    <style:style style:name="P3" style:family="paragraph" style:parent-style-name="Contents_20_3">
      <style:paragraph-properties>
        <style:tab-stops>
          <style:tab-stop style:position="15cm" style:type="right" style:leader-style="dotted" style:leader-text="."/>
        </style:tab-stops>
      </style:paragraph-properties>
    </style:style>
    <style:style style:name="P4" style:family="paragraph" style:parent-style-name="Contents_20_1">
      <style:paragraph-properties>
        <style:tab-stops>
          <style:tab-stop style:position="15cm" style:type="right" style:leader-style="dotted" style:leader-text="."/>
        </style:tab-stops>
      </style:paragraph-properties>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P6" style:family="paragraph" style:parent-style-name="Standard" style:master-page-name="Standard">
      <style:paragraph-properties style:page-number="auto"/>
    </style:style>
    <style:style style:name="P7" style:family="paragraph" style:parent-style-name="Heading_20_1">
      <style:text-properties officeooo:paragraph-rsid="002cd3a9"/>
    </style:style>
    <style:style style:name="P8" style:family="paragraph" style:parent-style-name="Heading_20_3">
      <style:text-properties officeooo:paragraph-rsid="003e867e"/>
    </style:style>
    <style:style style:name="P9" style:family="paragraph" style:parent-style-name="Heading_20_4">
      <style:text-properties officeooo:paragraph-rsid="004781de"/>
    </style:style>
    <style:style style:name="P10" style:family="paragraph" style:parent-style-name="Heading_20_4">
      <style:text-properties officeooo:paragraph-rsid="003e867e"/>
    </style:style>
    <style:style style:name="P11" style:family="paragraph" style:parent-style-name="Heading_20_4">
      <style:text-properties fo:color="#95231f"/>
    </style:style>
    <style:style style:name="P12" style:family="paragraph" style:parent-style-name="Heading_20_4">
      <style:text-properties officeooo:paragraph-rsid="007c69dd"/>
    </style:style>
    <style:style style:name="T1" style:family="text">
      <style:text-properties fo:color="#000000" fo:background-color="#ffffff" loext:char-shading-value="0" style:font-name-asian="monospace"/>
    </style:style>
    <style:style style:name="T2" style:family="text">
      <style:text-properties fo:color="#000000" style:font-name="monospace" fo:background-color="#ffffff" loext:char-shading-value="0"/>
    </style:style>
    <style:style style:name="T3" style:family="text">
      <style:text-properties fo:color="#21409a"/>
    </style:style>
    <style:style style:name="T4" style:family="text">
      <style:text-properties fo:color="#21409a" officeooo:rsid="004b5760"/>
    </style:style>
    <style:style style:name="T5" style:family="text">
      <style:text-properties fo:color="#95231f" style:font-name="monospace" officeooo:rsid="004b5760" fo:background-color="#ffffff" loext:char-shading-value="0"/>
    </style:style>
    <style:style style:name="T6" style:family="text">
      <style:text-properties fo:color="#95231f" officeooo:rsid="004b5760" fo:background-color="#ffffff" loext:char-shading-value="0" style:font-name-asian="monospace"/>
    </style:style>
    <style:style style:name="T7" style:family="text">
      <style:text-properties fo:background-color="#ffffff" loext:char-shading-value="0" style:font-name-asian="monospace"/>
    </style:style>
    <style:style style:name="T8" style:family="text">
      <style:text-properties style:font-name="monospace" fo:background-color="#ffffff" loext:char-shading-value="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oc-mark text:string-value="目次" text:outline-level="4"/></text:p>
      <text:table-of-content text:style-name="Sect1" text:protected="true" text:name="目次1">
        <text:table-of-content-source text:outline-level="6">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目次<text:tab/>1</text:p>
          <text:p text:style-name="P4"><text:a xlink:type="simple" xlink:href="#__RefHeading___Toc786_3245265946" text:style-name="Index_20_Link" text:visited-style-name="Index_20_Link">.<text:tab/>6</text:a></text:p>
          <text:p text:style-name="P4"><text:a xlink:type="simple" xlink:href="#__RefHeading___Toc788_3245265946" text:style-name="Index_20_Link" text:visited-style-name="Index_20_Link">1 再捜査と刑事告発の事実<text:tab/>6</text:a></text:p>
          <text:p text:style-name="P5"><text:a xlink:type="simple" xlink:href="#__RefHeading___Toc790_3245265946" text:style-name="Index_20_Link" text:visited-style-name="Index_20_Link">1.1 事実の経過<text:tab/>6</text:a></text:p>
          <text:p text:style-name="P3"><text:a xlink:type="simple" xlink:href="#__RefHeading___Toc792_3245265946" text:style-name="Index_20_Link" text:visited-style-name="Index_20_Link">1.1.1 <text:s/>昭和59年<text:tab/>6</text:a></text:p>
          <text:p text:style-name="P3"><text:a xlink:type="simple" xlink:href="#__RefHeading___Toc794_3245265946" text:style-name="Index_20_Link" text:visited-style-name="Index_20_Link">1.1.2 <text:s/>昭和61年8月から昭和62年1月<text:tab/>6</text:a></text:p>
          <text:p text:style-name="P3"><text:a xlink:type="simple" xlink:href="#__RefHeading___Toc796_3245265946" text:style-name="Index_20_Link" text:visited-style-name="Index_20_Link">1.1.3 <text:s/>昭和62年4月から平成3年6月<text:tab/>6</text:a></text:p>
          <text:p text:style-name="P2"><text:a xlink:type="simple" xlink:href="#__RefHeading___Toc798_3245265946" text:style-name="Index_20_Link" text:visited-style-name="Index_20_Link">1.1.3.1 2019-10-06-152752_ウロコ運送と金沢市場輸送の福岡定期便.org<text:tab/>6</text:a></text:p>
          <text:p text:style-name="P3"><text:a xlink:type="simple" xlink:href="#__RefHeading___Toc800_3245265946" text:style-name="Index_20_Link" text:visited-style-name="Index_20_Link">1.1.4 <text:s/>平成3年10月頃<text:tab/>6</text:a></text:p>
          <text:p text:style-name="P3"><text:a xlink:type="simple" xlink:href="#__RefHeading___Toc802_3245265946" text:style-name="Index_20_Link" text:visited-style-name="Index_20_Link">1.1.5 平成3年11月頃<text:tab/>6</text:a></text:p>
          <text:p text:style-name="P3"><text:a xlink:type="simple" xlink:href="#__RefHeading___Toc804_3245265946" text:style-name="Index_20_Link" text:visited-style-name="Index_20_Link">1.1.6 <text:s/>平成3年12月頃<text:tab/>6</text:a></text:p>
          <text:p text:style-name="P3"><text:a xlink:type="simple" xlink:href="#__RefHeading___Toc806_3245265946" text:style-name="Index_20_Link" text:visited-style-name="Index_20_Link">1.1.7 <text:s/>平成3年1月から5月月頃<text:tab/>6</text:a></text:p>
          <text:p text:style-name="P2"><text:a xlink:type="simple" xlink:href="#__RefHeading___Toc808_3245265946" text:style-name="Index_20_Link" text:visited-style-name="Index_20_Link">1.1.7.1 <text:s/>2019-09-28-115119_金沢市場輸送での山三青果（茨城県古河市）の仕事と5台の大型ウィング車の新車納入.org<text:tab/>6</text:a></text:p>
          <text:p text:style-name="P3"><text:a xlink:type="simple" xlink:href="#__RefHeading___Toc810_3245265946" text:style-name="Index_20_Link" text:visited-style-name="Index_20_Link">1.1.8 平成3年6月頃<text:tab/>6</text:a></text:p>
          <text:p text:style-name="P3"><text:a xlink:type="simple" xlink:href="#__RefHeading___Toc812_3245265946" text:style-name="Index_20_Link" text:visited-style-name="Index_20_Link">1.1.9 平成3年7月頃<text:tab/>6</text:a></text:p>
          <text:p text:style-name="P3"><text:a xlink:type="simple" xlink:href="#__RefHeading___Toc814_3245265946" text:style-name="Index_20_Link" text:visited-style-name="Index_20_Link">1.1.10 <text:s/>平成3年8月頃<text:tab/>6</text:a></text:p>
          <text:p text:style-name="P3"><text:a xlink:type="simple" xlink:href="#__RefHeading___Toc816_3245265946" text:style-name="Index_20_Link" text:visited-style-name="Index_20_Link">1.1.11 <text:s/>平成3年9月頃<text:tab/>6</text:a></text:p>
          <text:p text:style-name="P3"><text:a xlink:type="simple" xlink:href="#__RefHeading___Toc818_3245265946" text:style-name="Index_20_Link" text:visited-style-name="Index_20_Link">1.1.12 <text:s/>平成4年1月頃<text:tab/>6</text:a></text:p>
          <text:p text:style-name="P3"><text:a xlink:type="simple" xlink:href="#__RefHeading___Toc820_3245265946" text:style-name="Index_20_Link" text:visited-style-name="Index_20_Link">1.1.13 <text:s/>平成4年2月頃<text:tab/>6</text:a></text:p>
          <text:p text:style-name="P3"><text:a xlink:type="simple" xlink:href="#__RefHeading___Toc822_3245265946" text:style-name="Index_20_Link" text:visited-style-name="Index_20_Link">1.1.14 <text:s/>平成4年3月頃<text:tab/>6</text:a></text:p>
          <text:p text:style-name="P2"><text:a xlink:type="simple" xlink:href="#__RefHeading___Toc824_3245265946" text:style-name="Index_20_Link" text:visited-style-name="Index_20_Link">1.1.14.1 <text:s/>2019-09-28-110529_過労による大事故の発生を真剣に考えた市場急配センターでの最後の運行、静岡県御殿場SA付近.org<text:tab/>6</text:a></text:p>
          <text:p text:style-name="P3"><text:a xlink:type="simple" xlink:href="#__RefHeading___Toc826_3245265946" text:style-name="Index_20_Link" text:visited-style-name="Index_20_Link">1.1.15 <text:s/>平成9年頃<text:tab/>6</text:a></text:p>
          <text:p text:style-name="P2"><text:a xlink:type="simple" xlink:href="#__RefHeading___Toc828_3245265946" text:style-name="Index_20_Link" text:visited-style-name="Index_20_Link">1.1.15.1 <text:s/>2019-10-11-140842_被告発人HTNと被告発人大網健二の関係.org<text:tab/>6</text:a></text:p>
          <text:p text:style-name="P4"><text:a xlink:type="simple" xlink:href="#__RefHeading___Toc830_3245265946" text:style-name="Index_20_Link" text:visited-style-name="Index_20_Link">2 再捜査要請書の作成及び提出へ至る経緯<text:tab/>6</text:a></text:p>
          <text:p text:style-name="P5"><text:a xlink:type="simple" xlink:href="#__RefHeading___Toc832_3245265946" text:style-name="Index_20_Link" text:visited-style-name="Index_20_Link">2.1 記録資料<text:tab/>6</text:a></text:p>
          <text:p text:style-name="P3"><text:a xlink:type="simple" xlink:href="#__RefHeading___Toc834_3245265946" text:style-name="Index_20_Link" text:visited-style-name="Index_20_Link">2.1.1 写真・画像ファイル<text:tab/>6</text:a></text:p>
          <text:p text:style-name="P2"><text:a xlink:type="simple" xlink:href="#__RefHeading___Toc836_3245265946" text:style-name="Index_20_Link" text:visited-style-name="Index_20_Link">2.1.1.1 <text:s/>2019-09-25-220541_３月から滞っていた写真資料ファイル等の整理とアップロード.org<text:tab/>6</text:a></text:p>
          <text:p text:style-name="P5"><text:a xlink:type="simple" xlink:href="#__RefHeading___Toc838_3245265946" text:style-name="Index_20_Link" text:visited-style-name="Index_20_Link">2.2 事実の経過と周辺の状況<text:tab/>6</text:a></text:p>
          <text:p text:style-name="P3"><text:a xlink:type="simple" xlink:href="#__RefHeading___Toc840_3245265946" text:style-name="Index_20_Link" text:visited-style-name="Index_20_Link">2.2.1 羽咋市釜屋のアパートでの生活<text:tab/>6</text:a></text:p>
          <text:p text:style-name="P2"><text:soft-page-break/><text:a xlink:type="simple" xlink:href="#__RefHeading___Toc842_3245265946" text:style-name="Index_20_Link" text:visited-style-name="Index_20_Link">2.2.1.1 2019-10-11-123339_平成14年11月25日頃から平成21年3月15日まで石川県羽咋市釜屋のアパートでの生活.org<text:tab/>6</text:a></text:p>
          <text:p text:style-name="P3"><text:a xlink:type="simple" xlink:href="#__RefHeading___Toc844_3245265946" text:style-name="Index_20_Link" text:visited-style-name="Index_20_Link">2.2.2 神様の目線<text:tab/>6</text:a></text:p>
          <text:p text:style-name="P2"><text:a xlink:type="simple" xlink:href="#__RefHeading___Toc846_3245265946" text:style-name="Index_20_Link" text:visited-style-name="Index_20_Link">2.2.2.1 2019-10-23-211415_舳倉島（石川県輪島市海士町）の龍神伝説、と法クラ（法蔵）とインターネットで自称他称する弁護士らの異常性.org<text:tab/>6</text:a></text:p>
          <text:p text:style-name="P3"><text:a xlink:type="simple" xlink:href="#__RefHeading___Toc848_3245265946" text:style-name="Index_20_Link" text:visited-style-name="Index_20_Link">2.2.3 能登町の遺体遺棄事件<text:tab/>7</text:a></text:p>
          <text:p text:style-name="P2"><text:a xlink:type="simple" xlink:href="#__RefHeading___Toc850_3245265946" text:style-name="Index_20_Link" text:visited-style-name="Index_20_Link">2.2.3.1 <text:s/>2019-10-03-222347_9月3日に裁判員裁判の初公判が始まり、同月18日判決が出ていた金沢片町ガールズバーの女性経営者殺害、能登町死体遺棄事件.org<text:tab/>7</text:a></text:p>
          <text:p text:style-name="P5"><text:a xlink:type="simple" xlink:href="#__RefHeading___Toc852_3245265946" text:style-name="Index_20_Link" text:visited-style-name="Index_20_Link">2.3 社会の反応<text:tab/>7</text:a></text:p>
          <text:p text:style-name="P3"><text:a xlink:type="simple" xlink:href="#__RefHeading___Toc854_3245265946" text:style-name="Index_20_Link" text:visited-style-name="Index_20_Link">2.3.1 名誉毀損の刑事告訴<text:tab/>7</text:a></text:p>
          <text:p text:style-name="P2"><text:a xlink:type="simple" xlink:href="#__RefHeading___Toc856_3245265946" text:style-name="Index_20_Link" text:visited-style-name="Index_20_Link">2.3.1.1 <text:s/>2019-10-13-110106_元鹿児島県警本部長に対して「自分のツイートの危機管理は全くできないのね」というモトケンこと矢部善朗弁護士（京都弁護士会）の刑事責任追求.org<text:tab/>7</text:a></text:p>
          <text:p text:style-name="P5"><text:a xlink:type="simple" xlink:href="#__RefHeading___Toc858_3245265946" text:style-name="Index_20_Link" text:visited-style-name="Index_20_Link">2.4 書面作成のパソコン環境<text:tab/>7</text:a></text:p>
          <text:p text:style-name="P3"><text:a xlink:type="simple" xlink:href="#__RefHeading___Toc860_3245265946" text:style-name="Index_20_Link" text:visited-style-name="Index_20_Link">2.4.1 <text:s/>Linux（Ubuntu）<text:tab/>7</text:a></text:p>
          <text:p text:style-name="P2"><text:a xlink:type="simple" xlink:href="#__RefHeading___Toc862_3245265946" text:style-name="Index_20_Link" text:visited-style-name="Index_20_Link">2.4.1.1 <text:s/>2019-09-15-103050_フリーソフトウェア「LibreOffice　Writer」の活用.org<text:tab/>7</text:a></text:p>
          <text:p text:style-name="P3"><text:a xlink:type="simple" xlink:href="#__RefHeading___Toc864_3245265946" text:style-name="Index_20_Link" text:visited-style-name="Index_20_Link">2.4.2 <text:s/>Windows10<text:tab/>7</text:a></text:p>
          <text:p text:style-name="P2"><text:a xlink:type="simple" xlink:href="#__RefHeading___Toc866_3245265946" text:style-name="Index_20_Link" text:visited-style-name="Index_20_Link">2.4.2.1 <text:s/>2019-09-15-102116_WordからTwitterに投稿するマクロの作成.org<text:tab/>7</text:a></text:p>
          <text:p text:style-name="P4"><text:a xlink:type="simple" xlink:href="#__RefHeading___Toc868_3245265946" text:style-name="Index_20_Link" text:visited-style-name="Index_20_Link">3 参考資料<text:tab/>7</text:a></text:p>
          <text:p text:style-name="P5"><text:a xlink:type="simple" xlink:href="#__RefHeading___Toc870_3245265946" text:style-name="Index_20_Link" text:visited-style-name="Index_20_Link">3.1 <text:s/>ジャーナリスト<text:tab/>7</text:a></text:p>
          <text:p text:style-name="P3"><text:a xlink:type="simple" xlink:href="#__RefHeading___Toc872_3245265946" text:style-name="Index_20_Link" text:visited-style-name="Index_20_Link">3.1.1 <text:s/>ジャーナリストの江川紹子氏<text:tab/>7</text:a></text:p>
          <text:p text:style-name="P2"><text:a xlink:type="simple" xlink:href="#__RefHeading___Toc874_3245265946" text:style-name="Index_20_Link" text:visited-style-name="Index_20_Link">3.1.1.1 <text:s/>2019-10-01-103724_７月９日以降見当たらない、大崎事件の最高裁決定に関するジャーナリストのツイート、ネット記事の記録.org<text:tab/>7</text:a></text:p>
          <text:p text:style-name="P5"><text:a xlink:type="simple" xlink:href="#__RefHeading___Toc876_3245265946" text:style-name="Index_20_Link" text:visited-style-name="Index_20_Link">3.2 <text:s/>再審請求<text:tab/>7</text:a></text:p>
          <text:p text:style-name="P3"><text:a xlink:type="simple" xlink:href="#__RefHeading___Toc878_3245265946" text:style-name="Index_20_Link" text:visited-style-name="Index_20_Link">3.2.1 <text:s/>大崎事件<text:tab/>7</text:a></text:p>
          <text:p text:style-name="P3"><text:a xlink:type="simple" xlink:href="#__RefHeading___Toc880_3245265946" text:style-name="Index_20_Link" text:visited-style-name="Index_20_Link">3.2.2 <text:s/>鴨志田裕美弁護士<text:tab/>7</text:a></text:p>
          <text:p text:style-name="P2"><text:a xlink:type="simple" xlink:href="#__RefHeading___Toc882_3245265946" text:style-name="Index_20_Link" text:visited-style-name="Index_20_Link">3.2.2.1 <text:s/>2019-09-23-205032_大崎事件最高裁決定のような血も涙もない決定ができる最高裁の裁判官・調査官は，何を思い，何を考えているのか.org<text:tab/>7</text:a></text:p>
          <text:p text:style-name="P5"><text:a xlink:type="simple" xlink:href="#__RefHeading___Toc884_3245265946" text:style-name="Index_20_Link" text:visited-style-name="Index_20_Link">3.3 <text:s/>弁護士<text:tab/>7</text:a></text:p>
          <text:p text:style-name="P3"><text:a xlink:type="simple" xlink:href="#__RefHeading___Toc886_3245265946" text:style-name="Index_20_Link" text:visited-style-name="Index_20_Link">3.3.1 <text:s/>モトケンこと矢部善朗弁護士（京都弁護士会）<text:tab/>7</text:a></text:p>
          <text:p text:style-name="P2"><text:a xlink:type="simple" xlink:href="#__RefHeading___Toc888_3245265946" text:style-name="Index_20_Link" text:visited-style-name="Index_20_Link">3.3.1.1 <text:s/>2019-09-15-200149_嫌韓問題でモトケンこと矢部善朗弁護士（京都弁護士会）を批判したのか？　深澤諭史弁護士のリツイート.org<text:tab/>7</text:a></text:p>
          <text:p text:style-name="P2"><text:a xlink:type="simple" xlink:href="#__RefHeading___Toc890_3245265946" text:style-name="Index_20_Link" text:visited-style-name="Index_20_Link">3.3.1.2 <text:s/>2019-09-27-205949_組み体操について「私の身内が怪我をしたら、</text:a><text:soft-page-break/><text:a xlink:type="simple" xlink:href="#__RefHeading___Toc890_3245265946" text:style-name="Index_20_Link" text:visited-style-name="Index_20_Link">教育委員会のメンバー、校長、担当教員などを傷害罪で告訴します。」というモトケンこと矢部善朗弁護士のツイート.org<text:tab/>7</text:a></text:p>
          <text:p text:style-name="P2"><text:a xlink:type="simple" xlink:href="#__RefHeading___Toc892_3245265946" text:style-name="Index_20_Link" text:visited-style-name="Index_20_Link">3.3.1.3 <text:s/>2019-10-03-144751_客観的事実関係は明白なので、副検事に担当させてサクッと起訴すれば東京地検もなかなかやるな、と思うけど、そうはならないだろうな。.org<text:tab/>7</text:a></text:p>
          <text:p text:style-name="P2"><text:a xlink:type="simple" xlink:href="#__RefHeading___Toc894_3245265946" text:style-name="Index_20_Link" text:visited-style-name="Index_20_Link">3.3.1.4 <text:s/>2019-10-03-163408_「この男の行動は全て金儲けのための炎上商法、この男に投票した人は、自分の愚かさを自覚して後悔するべき」とするツイート.org<text:tab/>7</text:a></text:p>
          <text:p text:style-name="P2"><text:a xlink:type="simple" xlink:href="#__RefHeading___Toc896_3245265946" text:style-name="Index_20_Link" text:visited-style-name="Index_20_Link">3.3.1.5 <text:s/>2019-10-14-110247_「あらかじめ予想されていた災害でも、居住者とホームレスの命の重さに区別をつける理由はあるんですか？」というツイートから考える弁護士の思考と生態.org<text:tab/>7</text:a></text:p>
          <text:p text:style-name="P2"><text:a xlink:type="simple" xlink:href="#__RefHeading___Toc898_3245265946" text:style-name="Index_20_Link" text:visited-style-name="Index_20_Link">3.3.1.6 <text:s/>2019-10-15-132133_モトケンこと矢部善朗弁護士（京都弁護士会）と、北九州の警察官Twitterアカウントの関係.org<text:tab/>7</text:a></text:p>
          <text:p text:style-name="P3"><text:a xlink:type="simple" xlink:href="#__RefHeading___Toc900_3245265946" text:style-name="Index_20_Link" text:visited-style-name="Index_20_Link">3.3.2 <text:s/>ローカスこと三浦義隆弁護士<text:tab/>8</text:a></text:p>
          <text:p text:style-name="P2"><text:a xlink:type="simple" xlink:href="#__RefHeading___Toc902_3245265946" text:style-name="Index_20_Link" text:visited-style-name="Index_20_Link">3.3.2.1 <text:s/>2019-10-09-132852_素人との知識の差こそが我々の飯のタネだよね？素人に知識がないことに文句言ってどうすんの？と。.org<text:tab/>8</text:a></text:p>
          <text:p text:style-name="P3"><text:a xlink:type="simple" xlink:href="#__RefHeading___Toc904_3245265946" text:style-name="Index_20_Link" text:visited-style-name="Index_20_Link">3.3.3 <text:s/>海渡雄一弁護士<text:tab/>8</text:a></text:p>
          <text:p text:style-name="P2"><text:a xlink:type="simple" xlink:href="#__RefHeading___Toc906_3245265946" text:style-name="Index_20_Link" text:visited-style-name="Index_20_Link">3.3.3.1 <text:s/>2019-09-30-205253_控訴審判決に対する上告率や唐の大宗が出てきた「大崎事件最高裁決定を、司法を変えていく反転攻勢の糸口としなければならない」（海渡雄一弁護士）.org<text:tab/>8</text:a></text:p>
          <text:p text:style-name="P2"><text:a xlink:type="simple" xlink:href="#__RefHeading___Toc908_3245265946" text:style-name="Index_20_Link" text:visited-style-name="Index_20_Link">3.3.3.2 <text:s/>2019-09-30-222331_「本日30日午後三時過ぎに指定弁護士が控訴の手続きを取りました。皆さんの願いが叶いました」（海渡雄一弁護士）東電旧経営陣強制起訴・無罪判決.org<text:tab/>9</text:a></text:p>
          <text:p text:style-name="P2"><text:a xlink:type="simple" xlink:href="#__RefHeading___Toc910_3245265946" text:style-name="Index_20_Link" text:visited-style-name="Index_20_Link">3.3.3.3 <text:s/>2019-09-30-231500_「指定弁護士の石田、神山、山内、渋村、久保内先生には、素晴らしい訴訟活動をしていただきました。」という9月21日のツイート（海渡雄一弁護士）.org<text:tab/>9</text:a></text:p>
          <text:p text:style-name="P3"><text:a xlink:type="simple" xlink:href="#__RefHeading___Toc912_3245265946" text:style-name="Index_20_Link" text:visited-style-name="Index_20_Link">3.3.4 <text:s/>久保利英明弁護士<text:tab/>9</text:a></text:p>
          <text:p text:style-name="P2"><text:a xlink:type="simple" xlink:href="#__RefHeading___Toc914_3245265946" text:style-name="Index_20_Link" text:visited-style-name="Index_20_Link">3.3.4.1 <text:s/>2019-10-16-205840_井戸謙一弁護士の検索から河合弘之弁護士、そして久保利英明弁護士について発見したこと.org<text:tab/>9</text:a></text:p>
          <text:p text:style-name="P2"><text:a xlink:type="simple" xlink:href="#__RefHeading___Toc916_3245265946" text:style-name="Index_20_Link" text:visited-style-name="Index_20_Link">3.3.4.2 <text:s/>2019-10-19-115239_升永英俊弁護士＋久保利英明弁護士＋伊藤真弁護士による、恐怖新聞に擬えられた上告理由書.org<text:tab/>9</text:a></text:p>
          <text:p text:style-name="P3"><text:a xlink:type="simple" xlink:href="#__RefHeading___Toc918_3245265946" text:style-name="Index_20_Link" text:visited-style-name="Index_20_Link">3.3.5 <text:s/>刑裁サイ太<text:tab/>9</text:a></text:p>
          <text:p text:style-name="P2"><text:a xlink:type="simple" xlink:href="#__RefHeading___Toc920_3245265946" text:style-name="Index_20_Link" text:visited-style-name="Index_20_Link">3.3.5.1 <text:s/>2019-10-05-150319_「京都府警はマスコミとトレンドブログから金でも貰ってんの？」という2019年8月2日の匿名弁護士、刑裁サイ太のツイート.org<text:tab/>9</text:a></text:p>
          <text:p text:style-name="P3"><text:a xlink:type="simple" xlink:href="#__RefHeading___Toc922_3245265946" text:style-name="Index_20_Link" text:visited-style-name="Index_20_Link">3.3.6 <text:s/>向原栄大朗弁護士<text:tab/>9</text:a></text:p>
          <text:p text:style-name="P2"><text:soft-page-break/><text:a xlink:type="simple" xlink:href="#__RefHeading___Toc924_3245265946" text:style-name="Index_20_Link" text:visited-style-name="Index_20_Link">3.3.6.1 <text:s/>2019-10-09-154257_ヤメ検の先生からウソだと断じられてしまっている悲しみ.org<text:tab/>9</text:a></text:p>
          <text:p text:style-name="P3"><text:a xlink:type="simple" xlink:href="#__RefHeading___Toc926_3245265946" text:style-name="Index_20_Link" text:visited-style-name="Index_20_Link">3.3.7 <text:s/>高橋雄一郎弁護士<text:tab/>9</text:a></text:p>
          <text:p text:style-name="P2"><text:a xlink:type="simple" xlink:href="#__RefHeading___Toc928_3245265946" text:style-name="Index_20_Link" text:visited-style-name="Index_20_Link">3.3.7.1 <text:s/>2019-10-01-213845_「女性弁護士の自殺が多いというよりも、女性弁護士には自殺と隣り合わせの自営業が多い、というだけなのかもしれないけどね。」←高橋雄一郎弁護士.org<text:tab/>9</text:a></text:p>
          <text:p text:style-name="P3"><text:a xlink:type="simple" xlink:href="#__RefHeading___Toc930_3245265946" text:style-name="Index_20_Link" text:visited-style-name="Index_20_Link">3.3.8 <text:s/>坂本正幸弁護士<text:tab/>9</text:a></text:p>
          <text:p text:style-name="P3"><text:a xlink:type="simple" xlink:href="#__RefHeading___Toc932_3245265946" text:style-name="Index_20_Link" text:visited-style-name="Index_20_Link">3.3.9 <text:s/>市川寛弁護士<text:tab/>9</text:a></text:p>
          <text:p text:style-name="P2"><text:a xlink:type="simple" xlink:href="#__RefHeading___Toc934_3245265946" text:style-name="Index_20_Link" text:visited-style-name="Index_20_Link">3.3.9.1 <text:s/>#2019-09-27-153548_「日弁連、徳島で来月人権大会　冤罪で対談　江川紹子さんら　／徳島.org#<text:tab/>9</text:a></text:p>
          <text:p text:style-name="P2"><text:a xlink:type="simple" xlink:href="#__RefHeading___Toc936_3245265946" text:style-name="Index_20_Link" text:visited-style-name="Index_20_Link">3.3.9.2 <text:s/>2019-09-27-153548_「日弁連、徳島で来月人権大会　冤罪で対談　江川紹子さんら　／徳島.org<text:tab/>9</text:a></text:p>
          <text:p text:style-name="P2"><text:a xlink:type="simple" xlink:href="#__RefHeading___Toc938_3245265946" text:style-name="Index_20_Link" text:visited-style-name="Index_20_Link">3.3.9.3 <text:s/>2019-09-27-153746_「日弁連、徳島で来月人権大会　冤罪で対談　江川紹子さんら　／徳島　-　毎日新聞」という固定された市川寛弁護士のツイート.org<text:tab/>9</text:a></text:p>
          <text:p text:style-name="P3"><text:a xlink:type="simple" xlink:href="#__RefHeading___Toc940_3245265946" text:style-name="Index_20_Link" text:visited-style-name="Index_20_Link">3.3.10 <text:s/>深澤諭史弁護士<text:tab/>9</text:a></text:p>
          <text:p text:style-name="P2"><text:a xlink:type="simple" xlink:href="#__RefHeading___Toc942_3245265946" text:style-name="Index_20_Link" text:visited-style-name="Index_20_Link">3.3.10.1 <text:s/>2019-09-17-090950_「ご注意：この記事の全部または一部を転載される場合は事前に連絡の上，承諾を得てからでお願いします。」という深澤諭史弁護士のブログ記事.org<text:tab/>9</text:a></text:p>
          <text:p text:style-name="P2"><text:a xlink:type="simple" xlink:href="#__RefHeading___Toc944_3245265946" text:style-name="Index_20_Link" text:visited-style-name="Index_20_Link">3.3.10.2 <text:s/>2019-10-04-220129_地頭の良さ、を満たす弁護士は多いと思った、という北周士弁護士のツイートの深澤諭史弁護士のリツイート.org<text:tab/>9</text:a></text:p>
          <text:p text:style-name="P2"><text:a xlink:type="simple" xlink:href="#__RefHeading___Toc946_3245265946" text:style-name="Index_20_Link" text:visited-style-name="Index_20_Link">3.3.10.3 <text:s/>2019-10-06-200605_「ダーウィンが来た！生きもの新伝説」と伝説級の最終進化形・深澤諭史弁護士.org<text:tab/>9</text:a></text:p>
          <text:p text:style-name="P2"><text:a xlink:type="simple" xlink:href="#__RefHeading___Toc948_3245265946" text:style-name="Index_20_Link" text:visited-style-name="Index_20_Link">3.3.10.4 <text:s/>2019-10-08-140913_2018年8月富田林警察署の逃走事件、弁護士の責任に関する弁護士らの反応の記録.org<text:tab/>9</text:a></text:p>
          <text:p text:style-name="P2"><text:a xlink:type="simple" xlink:href="#__RefHeading___Toc950_3245265946" text:style-name="Index_20_Link" text:visited-style-name="Index_20_Link">3.3.10.5 <text:s/>2019-10-10-101711_「悪態ついてくる依頼者にも善管注意義務を満たす対応をしなければならない。」というリツイート.org<text:tab/>9</text:a></text:p>
          <text:p text:style-name="P2"><text:a xlink:type="simple" xlink:href="#__RefHeading___Toc952_3245265946" text:style-name="Index_20_Link" text:visited-style-name="Index_20_Link">3.3.10.6 <text:s/>2019-10-10-212956_深澤諭史弁護士の「組体操・ブラック校則対策弁護団」という妄想と、子どもが好きな神様.org<text:tab/>10</text:a></text:p>
          <text:p text:style-name="P3"><text:a xlink:type="simple" xlink:href="#__RefHeading___Toc954_3245265946" text:style-name="Index_20_Link" text:visited-style-name="Index_20_Link">3.3.11 <text:s/>弁護士鉄道<text:tab/>10</text:a></text:p>
          <text:p text:style-name="P2"><text:a xlink:type="simple" xlink:href="#__RefHeading___Toc956_3245265946" text:style-name="Index_20_Link" text:visited-style-name="Index_20_Link">3.3.11.1 <text:s/>2019-09-15-102529_大型トラックと衝突した京急脱線事故と弁護士鉄道.org<text:tab/>10</text:a></text:p>
          <text:p text:style-name="P3"><text:a xlink:type="simple" xlink:href="#__RefHeading___Toc958_3245265946" text:style-name="Index_20_Link" text:visited-style-name="Index_20_Link">3.3.12 <text:s/>望月宣武弁護士<text:tab/>10</text:a></text:p>
          <text:p text:style-name="P2"><text:a xlink:type="simple" xlink:href="#__RefHeading___Toc960_3245265946" text:style-name="Index_20_Link" text:visited-style-name="Index_20_Link">3.3.12.1 <text:s/>2019-10-22-171904_担当課長らの国家公務員法違反（守秘義務違反）により、東京地検特捜部に刑事告発いたしました。.org<text:tab/>10</text:a></text:p>
          <text:p text:style-name="P3"><text:a xlink:type="simple" xlink:href="#__RefHeading___Toc962_3245265946" text:style-name="Index_20_Link" text:visited-style-name="Index_20_Link">3.3.13 <text:s/>木谷明弁護士<text:tab/>10</text:a></text:p>
          <text:p text:style-name="P2"><text:soft-page-break/><text:a xlink:type="simple" xlink:href="#__RefHeading___Toc964_3245265946" text:style-name="Index_20_Link" text:visited-style-name="Index_20_Link">3.3.13.1 <text:s/>2019-09-26-130648_「冤罪を生む「ムラ社会」の論理　法曹一元、証拠全面開示が改革のカギ」という木谷明弁護士の記事.org<text:tab/>10</text:a></text:p>
        </text:index-body>
      </text:table-of-content>
      <text:p text:style-name="Standard"/>
      <text:h text:style-name="P7" text:outline-level="1" text:is-list-header="true"><text:bookmark-start text:name="__RefHeading___Toc786_3245265946"/><text:soft-page-break/>.<text:bookmark-end text:name="__RefHeading___Toc786_3245265946"/></text:h>
      <text:h text:style-name="Heading_20_1" text:outline-level="1"><text:bookmark-start text:name="__RefHeading___Toc788_3245265946"/>再捜査と刑事告発の事実<text:bookmark-end text:name="__RefHeading___Toc788_3245265946"/></text:h>
      <text:h text:style-name="Heading_20_2" text:outline-level="2"><text:bookmark-start text:name="__RefHeading___Toc790_3245265946"/>事実の経過<text:bookmark-end text:name="__RefHeading___Toc790_3245265946"/></text:h>
      <text:h text:style-name="Heading_20_3" text:outline-level="3"><text:bookmark-start text:name="__RefHeading___Toc792_3245265946"/><text:s/>昭和59年<text:bookmark-end text:name="__RefHeading___Toc792_3245265946"/></text:h>
      <text:h text:style-name="Heading_20_3" text:outline-level="3"><text:bookmark-start text:name="__RefHeading___Toc794_3245265946"/><text:s/>昭和61年8月から昭和62年1月<text:bookmark-end text:name="__RefHeading___Toc794_3245265946"/></text:h>
      <text:h text:style-name="Heading_20_3" text:outline-level="3"><text:bookmark-start text:name="__RefHeading___Toc796_3245265946"/><text:s/>昭和62年4月から平成3年6月<text:bookmark-end text:name="__RefHeading___Toc796_3245265946"/></text:h>
      <text:h text:style-name="Heading_20_4" text:outline-level="4"><text:bookmark-start text:name="__RefHeading___Toc798_3245265946"/>2019-10-06-152752_ウロコ運送と金沢市場輸送の福岡定期便.org<text:bookmark-end text:name="__RefHeading___Toc798_3245265946"/></text:h>
      <text:h text:style-name="Heading_20_3" text:outline-level="3"><text:bookmark-start text:name="__RefHeading___Toc800_3245265946"/><text:s/>平成3年10月頃<text:bookmark-end text:name="__RefHeading___Toc800_3245265946"/></text:h>
      <text:h text:style-name="Heading_20_3" text:outline-level="3"><text:bookmark-start text:name="__RefHeading___Toc802_3245265946"/>平成3年11月頃<text:bookmark-end text:name="__RefHeading___Toc802_3245265946"/></text:h>
      <text:h text:style-name="Heading_20_3" text:outline-level="3"><text:bookmark-start text:name="__RefHeading___Toc804_3245265946"/><text:s/>平成3年12月頃<text:bookmark-end text:name="__RefHeading___Toc804_3245265946"/></text:h>
      <text:h text:style-name="Heading_20_3" text:outline-level="3"><text:bookmark-start text:name="__RefHeading___Toc806_3245265946"/><text:s/>平成3年1月から5月月頃<text:bookmark-end text:name="__RefHeading___Toc806_3245265946"/></text:h>
      <text:h text:style-name="Heading_20_4" text:outline-level="4"><text:bookmark-start text:name="__RefHeading___Toc808_3245265946"/><text:s/>2019-09-28-115119_金沢市場輸送での山三青果（茨城県古河市）の仕事と5台の大型ウィング車の新車納入.org<text:bookmark-end text:name="__RefHeading___Toc808_3245265946"/></text:h>
      <text:h text:style-name="Heading_20_3" text:outline-level="3"><text:bookmark-start text:name="__RefHeading___Toc810_3245265946"/>平成3年6月頃<text:bookmark-end text:name="__RefHeading___Toc810_3245265946"/></text:h>
      <text:h text:style-name="Heading_20_3" text:outline-level="3"><text:bookmark-start text:name="__RefHeading___Toc812_3245265946"/>平成3年7月頃<text:bookmark-end text:name="__RefHeading___Toc812_3245265946"/></text:h>
      <text:h text:style-name="Heading_20_3" text:outline-level="3"><text:bookmark-start text:name="__RefHeading___Toc814_3245265946"/><text:s/>平成3年8月頃<text:bookmark-end text:name="__RefHeading___Toc814_3245265946"/></text:h>
      <text:h text:style-name="Heading_20_3" text:outline-level="3"><text:bookmark-start text:name="__RefHeading___Toc816_3245265946"/><text:s/>平成3年9月頃<text:bookmark-end text:name="__RefHeading___Toc816_3245265946"/></text:h>
      <text:h text:style-name="Heading_20_3" text:outline-level="3"><text:bookmark-start text:name="__RefHeading___Toc818_3245265946"/><text:s/>平成4年1月頃<text:bookmark-end text:name="__RefHeading___Toc818_3245265946"/></text:h>
      <text:h text:style-name="Heading_20_3" text:outline-level="3"><text:bookmark-start text:name="__RefHeading___Toc820_3245265946"/><text:s/>平成4年2月頃<text:bookmark-end text:name="__RefHeading___Toc820_3245265946"/></text:h>
      <text:h text:style-name="Heading_20_3" text:outline-level="3"><text:bookmark-start text:name="__RefHeading___Toc822_3245265946"/><text:s/>平成4年3月頃<text:bookmark-end text:name="__RefHeading___Toc822_3245265946"/></text:h>
      <text:h text:style-name="Heading_20_4" text:outline-level="4"><text:bookmark-start text:name="__RefHeading___Toc824_3245265946"/><text:s text:c="4"/>2019-09-28-110529_過労による大事故の発生を真剣に考えた市場急配センターでの最後の運行、静岡県御殿場SA付近.org<text:bookmark-end text:name="__RefHeading___Toc824_3245265946"/></text:h>
      <text:h text:style-name="Heading_20_3" text:outline-level="3"><text:bookmark-start text:name="__RefHeading___Toc826_3245265946"/><text:s text:c="4"/>平成9年頃<text:bookmark-end text:name="__RefHeading___Toc826_3245265946"/></text:h>
      <text:h text:style-name="Heading_20_4" text:outline-level="4"><text:bookmark-start text:name="__RefHeading___Toc828_3245265946"/><text:s text:c="8"/>2019-10-11-140842_被告発人HTNと被告発人大網健二の関係.org<text:bookmark-end text:name="__RefHeading___Toc828_3245265946"/></text:h>
      <text:h text:style-name="Heading_20_1" text:outline-level="1"><text:bookmark-start text:name="__RefHeading___Toc830_3245265946"/>再捜査要請書の作成及び提出へ至る経緯<text:bookmark-end text:name="__RefHeading___Toc830_3245265946"/></text:h>
      <text:h text:style-name="Heading_20_2" text:outline-level="2"><text:bookmark-start text:name="__RefHeading___Toc832_3245265946"/>記録資料<text:bookmark-end text:name="__RefHeading___Toc832_3245265946"/></text:h>
      <text:h text:style-name="Heading_20_3" text:outline-level="3"><text:bookmark-start text:name="__RefHeading___Toc834_3245265946"/>写真・画像ファイル<text:bookmark-end text:name="__RefHeading___Toc834_3245265946"/></text:h>
      <text:h text:style-name="Heading_20_4" text:outline-level="4"><text:bookmark-start text:name="__RefHeading___Toc836_3245265946"/><text:s text:c="4"/>2019-09-25-220541_３月から滞っていた写真資料ファイル等の整理とアップロード.org<text:bookmark-end text:name="__RefHeading___Toc836_3245265946"/></text:h>
      <text:h text:style-name="Heading_20_2" text:outline-level="2"><text:bookmark-start text:name="__RefHeading___Toc838_3245265946"/>事実の経過と周辺の状況<text:bookmark-end text:name="__RefHeading___Toc838_3245265946"/></text:h>
      <text:h text:style-name="Heading_20_3" text:outline-level="3"><text:bookmark-start text:name="__RefHeading___Toc840_3245265946"/>羽咋市釜屋のアパートでの生活<text:bookmark-end text:name="__RefHeading___Toc840_3245265946"/></text:h>
      <text:h text:style-name="Heading_20_4" text:outline-level="4"><text:bookmark-start text:name="__RefHeading___Toc842_3245265946"/>2019-10-11-123339_平成14年11月25日頃から平成21年3月15日まで石川県羽咋市釜屋のアパートでの生活.org<text:bookmark-end text:name="__RefHeading___Toc842_3245265946"/></text:h>
      <text:h text:style-name="Heading_20_3" text:outline-level="3"><text:bookmark-start text:name="__RefHeading___Toc844_3245265946"/>神様の目線<text:bookmark-end text:name="__RefHeading___Toc844_3245265946"/></text:h>
      <text:h text:style-name="Heading_20_4" text:outline-level="4"><text:bookmark-start text:name="__RefHeading___Toc846_3245265946"/>2019-10-23-211415_舳倉島（石川県輪島市海士町）の龍神伝説、と法クラ（法蔵）とインターネットで自称他称する弁護士らの異常性.org<text:bookmark-end text:name="__RefHeading___Toc846_3245265946"/></text:h>
      <text:h text:style-name="Heading_20_3" text:outline-level="3"><text:bookmark-start text:name="__RefHeading___Toc848_3245265946"/><text:soft-page-break/>能登町の遺体遺棄事件<text:bookmark-end text:name="__RefHeading___Toc848_3245265946"/></text:h>
      <text:h text:style-name="Heading_20_4" text:outline-level="4"><text:bookmark-start text:name="__RefHeading___Toc850_3245265946"/><text:s text:c="4"/>2019-10-03-222347_9月3日に裁判員裁判の初公判が始まり、同月18日判決が出ていた金沢片町ガールズバーの女性経営者殺害、能登町死体遺棄事件.org<text:bookmark-end text:name="__RefHeading___Toc850_3245265946"/></text:h>
      <text:h text:style-name="Heading_20_2" text:outline-level="2"><text:bookmark-start text:name="__RefHeading___Toc852_3245265946"/>社会の反応<text:bookmark-end text:name="__RefHeading___Toc852_3245265946"/></text:h>
      <text:h text:style-name="Heading_20_3" text:outline-level="3"><text:bookmark-start text:name="__RefHeading___Toc854_3245265946"/>名誉毀損の刑事告訴<text:bookmark-end text:name="__RefHeading___Toc854_3245265946"/></text:h>
      <text:h text:style-name="Heading_20_4" text:outline-level="4"><text:bookmark-start text:name="__RefHeading___Toc856_3245265946"/><text:s text:c="4"/>2019-10-13-110106_元鹿児島県警本部長に対して「自分のツイートの危機管理は全くできないのね」というモトケンこと矢部善朗弁護士（京都弁護士会）の刑事責任追求.org<text:bookmark-end text:name="__RefHeading___Toc856_3245265946"/></text:h>
      <text:h text:style-name="Heading_20_2" text:outline-level="2"><text:bookmark-start text:name="__RefHeading___Toc858_3245265946"/>書面作成のパソコン環境<text:bookmark-end text:name="__RefHeading___Toc858_3245265946"/></text:h>
      <text:h text:style-name="Heading_20_3" text:outline-level="3"><text:bookmark-start text:name="__RefHeading___Toc860_3245265946"/><text:s text:c="4"/><text:a xlink:type="simple" xlink:href="../~/git/gh2019kk/kk_vscode/再捜査要請書の作成及び提出へ至る経緯/書面作成のパソコン環境/Linux（Ubuntu）" text:style-name="Internet_20_link" text:visited-style-name="Visited_20_Internet_20_Link">Linux（Ubuntu）</text:a><text:bookmark-end text:name="__RefHeading___Toc860_3245265946"/></text:h>
      <text:h text:style-name="P9" text:outline-level="4"><text:s text:c="4"/>2019-09-15-103050_フリーソフトウェア「LibreOffice　Writer」の活用.org</text:h>
      <text:h text:style-name="P9" text:outline-level="4"><text:span text:style-name="T2">2019-11-05-105020_</text:span><text:span text:style-name="T1">フリーソフトウェア「</text:span><text:span text:style-name="T2">LibreOffice</text:span><text:span text:style-name="T1">　</text:span><text:span text:style-name="T2">Writer</text:span><text:span text:style-name="T1">」を使った相関図の作成</text:span><text:span text:style-name="T2">.org</text:span></text:h>
      <text:h text:style-name="Heading_20_3" text:outline-level="3"><text:bookmark-start text:name="__RefHeading___Toc864_3245265946"/><text:s text:c="4"/>Windows10<text:bookmark-end text:name="__RefHeading___Toc864_3245265946"/></text:h>
      <text:h text:style-name="Heading_20_4" text:outline-level="4"><text:bookmark-start text:name="__RefHeading___Toc866_3245265946"/><text:s text:c="8"/>2019-09-15-102116_WordからTwitterに投稿するマクロの作成.org<text:bookmark-end text:name="__RefHeading___Toc866_3245265946"/></text:h>
      <text:h text:style-name="Heading_20_1" text:outline-level="1"><text:bookmark-start text:name="__RefHeading___Toc868_3245265946"/>参考資料<text:bookmark-end text:name="__RefHeading___Toc868_3245265946"/></text:h>
      <text:h text:style-name="Heading_20_2" text:outline-level="2"><text:bookmark-start text:name="__RefHeading___Toc870_3245265946"/><text:s text:c="4"/>ジャーナリスト<text:bookmark-end text:name="__RefHeading___Toc870_3245265946"/></text:h>
      <text:h text:style-name="Heading_20_3" text:outline-level="3"><text:bookmark-start text:name="__RefHeading___Toc872_3245265946"/><text:s text:c="4"/>ジャーナリストの江川紹子氏<text:bookmark-end text:name="__RefHeading___Toc872_3245265946"/></text:h>
      <text:h text:style-name="Heading_20_4" text:outline-level="4"><text:bookmark-start text:name="__RefHeading___Toc874_3245265946"/><text:s text:c="8"/>2019-10-01-103724_７月９日以降見当たらない、大崎事件の最高裁決定に関するジャーナリストのツイート、ネット記事の記録.org<text:bookmark-end text:name="__RefHeading___Toc874_3245265946"/></text:h>
      <text:h text:style-name="Heading_20_2" text:outline-level="2">冤罪</text:h>
      <text:h text:style-name="Heading_20_3" text:outline-level="3">ニュース記事</text:h>
      <text:h text:style-name="Heading_20_4" text:outline-level="4"><text:span text:style-name="T2">2019-11-05-115249_</text:span><text:span text:style-name="T1">妻子</text:span><text:span text:style-name="T2">3</text:span><text:span text:style-name="T1">人殺害「事実無根。間違いなく冤罪」元巡査部長、無罪主張　福岡地裁初公判</text:span><text:span text:style-name="T2">.org</text:span></text:h>
      <text:h text:style-name="Heading_20_5" text:outline-level="5">「妻子3人殺害「事実無根。間違いなく冤罪」元巡査部長、無罪主張　福岡地裁初公判」という毎日新聞のネット記事</text:h>
      <text:h text:style-name="Heading_20_2" text:outline-level="2"><text:bookmark-start text:name="__RefHeading___Toc876_3245265946"/><text:soft-page-break/><text:s text:c="4"/>再審請求<text:bookmark-end text:name="__RefHeading___Toc876_3245265946"/></text:h>
      <text:h text:style-name="Heading_20_3" text:outline-level="3"><text:bookmark-start text:name="__RefHeading___Toc878_3245265946"/><text:s text:c="4"/>大崎事件<text:bookmark-end text:name="__RefHeading___Toc878_3245265946"/></text:h>
      <text:h text:style-name="Heading_20_3" text:outline-level="3"><text:bookmark-start text:name="__RefHeading___Toc880_3245265946"/><text:s text:c="8"/>鴨志田裕美弁護士<text:bookmark-end text:name="__RefHeading___Toc880_3245265946"/></text:h>
      <text:h text:style-name="Heading_20_4" text:outline-level="4"><text:bookmark-start text:name="__RefHeading___Toc882_3245265946"/><text:s text:c="12"/>2019-09-23-205032_大崎事件最高裁決定のような血も涙もない決定ができる最高裁の裁判官・調査官は，何を思い，何を考えているのか.org<text:bookmark-end text:name="__RefHeading___Toc882_3245265946"/></text:h>
      <text:h text:style-name="Heading_20_2" text:outline-level="2"><text:bookmark-start text:name="__RefHeading___Toc884_3245265946"/><text:s text:c="4"/>弁護士<text:bookmark-end text:name="__RefHeading___Toc884_3245265946"/></text:h>
      <text:h text:style-name="Heading_20_3" text:outline-level="3"><text:bookmark-start text:name="__RefHeading___Toc886_3245265946"/><text:s text:c="8"/><text:a xlink:type="simple" xlink:href="../参考資料/弁護士/モトケンこと矢部善朗弁護士（京都弁護士会）" text:style-name="Internet_20_link" text:visited-style-name="Visited_20_Internet_20_Link">モトケンこと矢部善朗弁護士（京都弁護士会）</text:a><text:bookmark-end text:name="__RefHeading___Toc886_3245265946"/></text:h>
      <text:h text:style-name="Heading_20_4" text:outline-level="4"><text:bookmark-start text:name="__RefHeading___Toc888_3245265946"/><text:s text:c="8"/>2019-09-15-200149_嫌韓問題でモトケンこと矢部善朗弁護士（京都弁護士会）を批判したのか？　深澤諭史弁護士のリツイート.org<text:bookmark-end text:name="__RefHeading___Toc888_3245265946"/></text:h>
      <text:h text:style-name="Heading_20_4" text:outline-level="4"><text:bookmark-start text:name="__RefHeading___Toc890_3245265946"/><text:s text:c="8"/>2019-09-27-205949_組み体操について「私の身内が怪我をしたら、教育委員会のメンバー、校長、担当教員などを傷害罪で告訴します。」というモトケンこと矢部善朗弁護士のツイート.org<text:bookmark-end text:name="__RefHeading___Toc890_3245265946"/></text:h>
      <text:h text:style-name="Heading_20_4" text:outline-level="4"><text:bookmark-start text:name="__RefHeading___Toc892_3245265946"/><text:s text:c="8"/>2019-10-03-144751_客観的事実関係は明白なので、副検事に担当させてサクッと起訴すれば東京地検もなかなかやるな、と思うけど、そうはならないだろうな。.org<text:bookmark-end text:name="__RefHeading___Toc892_3245265946"/></text:h>
      <text:h text:style-name="Heading_20_4" text:outline-level="4"><text:bookmark-start text:name="__RefHeading___Toc894_3245265946"/><text:s text:c="8"/>2019-10-03-163408_「この男の行動は全て金儲けのための炎上商法、この男に投票した人は、自分の愚かさを自覚して後悔するべき」とするツイート.org<text:bookmark-end text:name="__RefHeading___Toc894_3245265946"/></text:h>
      <text:h text:style-name="Heading_20_4" text:outline-level="4"><text:bookmark-start text:name="__RefHeading___Toc896_3245265946"/><text:s text:c="8"/>2019-10-14-110247_「あらかじめ予想されていた災害でも、居住者とホームレスの命の重さに区別をつける理由はあるんですか？」というツイートから考える弁護士の思考と生態.org<text:bookmark-end text:name="__RefHeading___Toc896_3245265946"/></text:h>
      <text:h text:style-name="Heading_20_4" text:outline-level="4"><text:bookmark-start text:name="__RefHeading___Toc898_3245265946"/><text:s text:c="8"/>2019-10-15-132133_モトケンこと矢部善朗弁護士（京都弁護士会）と、北九州の警察官Twitterアカウントの関係.org<text:bookmark-end text:name="__RefHeading___Toc898_3245265946"/></text:h>
      <text:h text:style-name="Heading_20_4" text:outline-level="4">2019-11-13-110048_池袋暴走母子死亡事件における不逮捕、書類送検の問題.org</text:h>
      <text:h text:style-name="Heading_20_5" text:outline-level="5">書類送検と逮捕について、数日間続くモトケンこと矢部善朗弁護士（京都弁護士会）のツイート：池袋暴走母子死亡事件における不逮捕、書類送検の問題</text:h>
      <text:h text:style-name="Heading_20_3" text:outline-level="3"><text:bookmark-start text:name="__RefHeading___Toc900_3245265946"/><text:s text:c="8"/><text:a xlink:type="simple" xlink:href="../参考資料/弁護士/ローカスこと三浦義隆弁護士" text:style-name="Internet_20_link" text:visited-style-name="Visited_20_Internet_20_Link">ローカスこと三浦義隆弁護士</text:a><text:bookmark-end text:name="__RefHeading___Toc900_3245265946"/></text:h>
      <text:h text:style-name="Heading_20_4" text:outline-level="4"><text:bookmark-start text:name="__RefHeading___Toc902_3245265946"/><text:s text:c="8"/>2019-10-09-132852_素人との知識の差こそが我々の飯のタネだよね？素人に知識がないことに文句言ってどうすんの？と。.org<text:bookmark-end text:name="__RefHeading___Toc902_3245265946"/></text:h>
      <text:h text:style-name="P8" text:outline-level="3"><text:bookmark-start text:name="__RefHeading___Toc904_3245265946"/><text:s text:c="8"/>海渡雄一弁護士<text:bookmark-end text:name="__RefHeading___Toc904_3245265946"/></text:h>
      <text:h text:style-name="P10" text:outline-level="4"><text:bookmark-start text:name="__RefHeading___Toc906_3245265946"/><text:s text:c="8"/>2019-09-30-205253_控訴審判決に対する上告率や唐の大宗が出てきた「大崎事件最高裁決定を、司法を変えていく反転攻勢の糸口としなければならない」（海渡雄一弁護士）.org<text:bookmark-end text:name="__RefHeading___Toc906_3245265946"/></text:h>
      <text:p text:style-name="P1"/>
      <text:h text:style-name="Heading_20_4" text:outline-level="4"><text:bookmark-start text:name="__RefHeading___Toc908_3245265946"/><text:soft-page-break/><text:s text:c="8"/>2019-09-30-222331_「本日30日午後三時過ぎに指定弁護士が控訴の手続きを取りました。皆さんの願いが叶いました」（海渡雄一弁護士）東電旧経営陣強制起訴・無罪判決.org<text:bookmark-end text:name="__RefHeading___Toc908_3245265946"/></text:h>
      <text:h text:style-name="Heading_20_4" text:outline-level="4"><text:bookmark-start text:name="__RefHeading___Toc910_3245265946"/><text:s text:c="8"/>2019-09-30-231500_「指定弁護士の石田、神山、山内、渋村、久保内先生には、素晴らしい訴訟活動をしていただきました。」という9月21日のツイート（海渡雄一弁護士）.org<text:bookmark-end text:name="__RefHeading___Toc910_3245265946"/></text:h>
      <text:h text:style-name="Heading_20_3" text:outline-level="3"><text:bookmark-start text:name="__RefHeading___Toc912_3245265946"/><text:s text:c="8"/>久保利英明弁護士<text:bookmark-end text:name="__RefHeading___Toc912_3245265946"/></text:h>
      <text:h text:style-name="Heading_20_4" text:outline-level="4"><text:bookmark-start text:name="__RefHeading___Toc914_3245265946"/><text:s text:c="8"/>2019-10-16-205840_井戸謙一弁護士の検索から河合弘之弁護士、そして久保利英明弁護士について発見したこと.org<text:bookmark-end text:name="__RefHeading___Toc914_3245265946"/></text:h>
      <text:h text:style-name="Heading_20_4" text:outline-level="4"><text:bookmark-start text:name="__RefHeading___Toc916_3245265946"/><text:s text:c="8"/>2019-10-19-115239_升永英俊弁護士＋久保利英明弁護士＋伊藤真弁護士による、恐怖新聞に擬えられた上告理由書.org<text:bookmark-end text:name="__RefHeading___Toc916_3245265946"/></text:h>
      <text:h text:style-name="Heading_20_3" text:outline-level="3"><text:bookmark-start text:name="__RefHeading___Toc918_3245265946"/><text:s text:c="8"/>刑裁サイ太<text:bookmark-end text:name="__RefHeading___Toc918_3245265946"/></text:h>
      <text:h text:style-name="Heading_20_4" text:outline-level="4"><text:bookmark-start text:name="__RefHeading___Toc920_3245265946"/><text:s text:c="8"/>2019-10-05-150319_「京都府警はマスコミとトレンドブログから金でも貰ってんの？」という2019年8月2日の匿名弁護士、刑裁サイ太のツイート.org<text:bookmark-end text:name="__RefHeading___Toc920_3245265946"/></text:h>
      <text:h text:style-name="Heading_20_3" text:outline-level="3"><text:bookmark-start text:name="__RefHeading___Toc922_3245265946"/><text:s text:c="8"/>向原栄大朗弁護士<text:bookmark-end text:name="__RefHeading___Toc922_3245265946"/></text:h>
      <text:h text:style-name="Heading_20_4" text:outline-level="4"><text:bookmark-start text:name="__RefHeading___Toc924_3245265946"/><text:s text:c="8"/>2019-10-09-154257_ヤメ検の先生からウソだと断じられてしまっている悲しみ.org<text:bookmark-end text:name="__RefHeading___Toc924_3245265946"/></text:h>
      <text:h text:style-name="Heading_20_3" text:outline-level="3"><text:bookmark-start text:name="__RefHeading___Toc926_3245265946"/><text:s text:c="8"/>高橋雄一郎弁護士<text:bookmark-end text:name="__RefHeading___Toc926_3245265946"/></text:h>
      <text:h text:style-name="Heading_20_4" text:outline-level="4"><text:bookmark-start text:name="__RefHeading___Toc928_3245265946"/><text:s text:c="8"/>2019-10-01-213845_「女性弁護士の自殺が多いというよりも、女性弁護士には自殺と隣り合わせの自営業が多い、というだけなのかもしれないけどね。」←高橋雄一郎弁護士.org<text:bookmark-end text:name="__RefHeading___Toc928_3245265946"/></text:h>
      <text:h text:style-name="Heading_20_3" text:outline-level="3"><text:bookmark-start text:name="__RefHeading___Toc930_3245265946"/><text:s text:c="8"/>坂本正幸弁護士<text:bookmark-end text:name="__RefHeading___Toc930_3245265946"/></text:h>
      <text:h text:style-name="Heading_20_3" text:outline-level="3"><text:bookmark-start text:name="__RefHeading___Toc932_3245265946"/><text:s text:c="8"/>市川寛弁護士<text:bookmark-end text:name="__RefHeading___Toc932_3245265946"/></text:h>
      <text:h text:style-name="Heading_20_4" text:outline-level="4"><text:bookmark-start text:name="__RefHeading___Toc936_3245265946"/><text:s text:c="8"/>2019-09-27-153548_「日弁連、徳島で来月人権大会　冤罪で対談　江川紹子さんら　／徳島.org<text:bookmark-end text:name="__RefHeading___Toc936_3245265946"/></text:h>
      <text:h text:style-name="Heading_20_4" text:outline-level="4"><text:bookmark-start text:name="__RefHeading___Toc938_3245265946"/><text:s text:c="8"/>2019-09-27-153746_「日弁連、徳島で来月人権大会　冤罪で対談　江川紹子さんら　／徳島　-　毎日新聞」という固定された市川寛弁護士のツイート.org<text:bookmark-end text:name="__RefHeading___Toc938_3245265946"/></text:h>
      <text:h text:style-name="Heading_20_3" text:outline-level="3"><text:bookmark-start text:name="__RefHeading___Toc940_3245265946"/><text:s text:c="8"/><text:a xlink:type="simple" xlink:href="../~/git/gh2019kk/kk_vscode/参考資料/弁護士/深澤諭史弁護士" text:style-name="Internet_20_link" text:visited-style-name="Visited_20_Internet_20_Link">深澤諭史弁護士</text:a><text:bookmark-end text:name="__RefHeading___Toc940_3245265946"/></text:h>
      <text:h text:style-name="Heading_20_4" text:outline-level="4"><text:bookmark-start text:name="__RefHeading___Toc942_3245265946"/><text:s text:c="8"/>2019-09-17-090950_「ご注意：この記事の全部または一部を転載される場合は事前に連絡の上，承諾を得てからでお願いします。」という深澤諭史弁護士のブログ記事.org<text:bookmark-end text:name="__RefHeading___Toc942_3245265946"/></text:h>
      <text:h text:style-name="Heading_20_4" text:outline-level="4"><text:bookmark-start text:name="__RefHeading___Toc944_3245265946"/><text:s text:c="8"/>2019-10-04-220129_地頭の良さ、を満たす弁護士は多いと思った、という北周士弁護士のツイートの深澤諭史弁護士のリツイート.org<text:bookmark-end text:name="__RefHeading___Toc944_3245265946"/></text:h>
      <text:h text:style-name="Heading_20_4" text:outline-level="4"><text:bookmark-start text:name="__RefHeading___Toc946_3245265946"/><text:s text:c="8"/>2019-10-06-200605_「ダーウィンが来た！生きもの新伝説」と伝説級の最終進化形・深澤諭史弁護士.org<text:bookmark-end text:name="__RefHeading___Toc946_3245265946"/></text:h>
      <text:h text:style-name="Heading_20_4" text:outline-level="4"><text:bookmark-start text:name="__RefHeading___Toc948_3245265946"/><text:s text:c="8"/>2019-10-08-140913_2018年8月富田林警察署の逃走事件、弁護士の責任に関する弁護士らの反応の記録.org<text:bookmark-end text:name="__RefHeading___Toc948_3245265946"/></text:h>
      <text:h text:style-name="Heading_20_4" text:outline-level="4"><text:bookmark-start text:name="__RefHeading___Toc950_3245265946"/><text:s text:c="8"/>2019-10-10-101711_「悪態ついてくる依頼者にも善管注意義務を満たす対応をしなければならない。」というリツイート.org<text:bookmark-end text:name="__RefHeading___Toc950_3245265946"/></text:h>
      <text:h text:style-name="Heading_20_4" text:outline-level="4"><text:bookmark-start text:name="__RefHeading___Toc952_3245265946"/><text:soft-page-break/><text:s text:c="8"/>2019-10-10-212956_深澤諭史弁護士の「組体操・ブラック校則対策弁護団」という妄想と、子どもが好きな神様.org<text:bookmark-end text:name="__RefHeading___Toc952_3245265946"/></text:h>
      <text:h text:style-name="Heading_20_4" text:outline-level="4">2019-11-06-105437_深澤諭史弁護士の日弁連（日本弁護士連合会）に関するツイート.org</text:h>
      <text:h text:style-name="Heading_20_5" text:outline-level="5">日弁連の偉い先生は，その「良い弁護士」にどんな苦情が弁護士会に来ているか，ある程度把握しているはずなのに。：深澤諭史弁護士の日弁連（日本弁護士連合会）に関するツイート</text:h>
      <text:h text:style-name="Heading_20_4" text:outline-level="4"><text:span text:style-name="T8">2019-11-06-155226_</text:span><text:span text:style-name="T7">深澤諭史弁護士の消費者被害と、司法制度改革の市場原理に関するツイート</text:span><text:span text:style-name="T8">.org</text:span></text:h>
      <text:h text:style-name="Heading_20_5" text:outline-level="5">「消費者被害」をキーワードにしたツイートのまとめ記事：深澤諭史弁護士の消費者被害と、司法制度改革の市場原理に関するツイート</text:h>
      <text:h text:style-name="Heading_20_3" text:outline-level="3"><text:bookmark-start text:name="__RefHeading___Toc954_3245265946"/><text:s text:c="8"/>弁護士鉄道<text:bookmark-end text:name="__RefHeading___Toc954_3245265946"/></text:h>
      <text:h text:style-name="Heading_20_4" text:outline-level="4"><text:bookmark-start text:name="__RefHeading___Toc956_3245265946"/><text:s text:c="8"/>2019-09-15-102529_大型トラックと衝突した京急脱線事故と弁護士鉄道.org<text:bookmark-end text:name="__RefHeading___Toc956_3245265946"/></text:h>
      <text:h text:style-name="P11" text:outline-level="4"><text:span text:style-name="T8">2019-11-08-100817_</text:span><text:span text:style-name="T7">大観音像と弁護士鉄道</text:span><text:span text:style-name="T8">.org</text:span></text:h>
      <text:h text:style-name="Heading_20_5" text:outline-level="5">大仏アイコンのワーキングプア弁護士のTwitterタイムラインでの発見：TMI総合法律事務所　社歌</text:h>
      <text:h text:style-name="Heading_20_3" text:outline-level="3"><text:bookmark-start text:name="__RefHeading___Toc958_3245265946"/><text:s text:c="8"/>望月宣武弁護士<text:bookmark-end text:name="__RefHeading___Toc958_3245265946"/></text:h>
      <text:h text:style-name="Heading_20_4" text:outline-level="4"><text:bookmark-start text:name="__RefHeading___Toc960_3245265946"/><text:s text:c="8"/>2019-10-22-171904_担当課長らの国家公務員法違反（守秘義務違反）により、東京地検特捜部に刑事告発いたしました。.org<text:bookmark-end text:name="__RefHeading___Toc960_3245265946"/></text:h>
      <text:h text:style-name="Heading_20_3" text:outline-level="3"><text:bookmark-start text:name="__RefHeading___Toc962_3245265946"/><text:s text:c="8"/>木谷明弁護士<text:bookmark-end text:name="__RefHeading___Toc962_3245265946"/></text:h>
      <text:h text:style-name="Heading_20_4" text:outline-level="4"><text:bookmark-start text:name="__RefHeading___Toc964_3245265946"/><text:s text:c="12"/>2019-09-26-130648_「冤罪を生む「ムラ社会」の論理　法曹一元、証拠全面開示が改革のカギ」という木谷明弁護士の記事.org<text:bookmark-end text:name="__RefHeading___Toc964_3245265946"/></text:h>
      <text:h text:style-name="Heading_20_3" text:outline-level="3"><text:a xlink:type="simple" xlink:href="../参考資料/弁護士/秋重実弁護士（京都弁護士会）" text:style-name="Internet_20_link" text:visited-style-name="Visited_20_Internet_20_Link"><text:span text:style-name="T3">秋重実弁護士</text:span></text:a><text:a xlink:type="simple" xlink:href="../参考資料/弁護士/秋重実弁護士（京都弁護士会）" text:style-name="Internet_20_link" text:visited-style-name="Visited_20_Internet_20_Link"><text:span text:style-name="T4">（京都弁護士会）</text:span></text:a></text:h>
      <text:h text:style-name="P12" text:outline-level="4"><text:span text:style-name="T5">2019-11-05-211655_</text:span><text:span text:style-name="T6">「川端伸也の事件回顧録①　</text:span><text:span text:style-name="T5">of</text:span><text:span text:style-name="T6">　京都みらい法律事務所」と、宇出津上田町における黄金バットの古い記憶</text:span><text:span text:style-name="T5">.org</text:span></text:h>
      <text:h text:style-name="Heading_20_5" text:outline-level="5">黄金バットについて：「川端伸也の事件回顧録①　of　京都みらい法律事務所」と、宇出津上田町における黄金バットの古い記憶</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カテゴリー"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Preformatted_20_Text"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ツイートの引用" style:next-style-name="Standard" style:default-outline-level="1" style:class="text">
      <style:paragraph-properties fo:keep-with-next="always"/>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Heading_20_2" style:display-name="Heading 2" style:family="paragraph" style:parent-style-name="Heading_20_1" style:next-style-name="Standard" style:default-outline-level="2" style:class="text">
      <style:paragraph-properties fo:keep-with-next="always"/>
      <style:text-properties fo:color="#666666"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3" style:display-name="Heading 3" style:family="paragraph" style:parent-style-name="Heading_20_2" style:next-style-name="Standard" style:default-outline-level="3" style:class="text">
      <style:paragraph-properties fo:margin-left="0.706cm" fo:margin-right="0cm" fo:text-indent="0cm" style:auto-text-indent="false" fo:keep-with-next="always"/>
      <style:text-properties fo:color="#21409a" style:font-name="游ゴシック Light" fo:font-family="'游ゴシック Light'" style:font-family-generic="roman" style:font-pitch="variable" fo:font-size="11pt" fo:font-weight="bold" style:font-name-asian="游ゴシック Light1" style:font-family-asian="'游ゴシック Light'" style:font-family-generic-asian="system" style:font-pitch-asian="variable" style:font-size-asian="11pt" style:font-weight-asian="bold" style:font-name-complex="TakaoPGothic" style:font-family-complex="TakaoPGothic" style:font-family-generic-complex="system" style:font-pitch-complex="variable"/>
    </style:style>
    <style:style style:name="Heading_20_4" style:display-name="Heading 4" style:family="paragraph" style:parent-style-name="Heading_20_3" style:next-style-name="Standard" style:default-outline-level="4" style:class="text">
      <style:paragraph-properties fo:margin-left="0.706cm" fo:margin-right="0cm" fo:text-indent="0cm" style:auto-text-indent="false" fo:keep-with-next="always"/>
      <style:text-properties fo:color="#95231f" fo:font-size="9pt" fo:font-weight="bold" style:font-size-asian="9pt" style:font-weight-asian="bold" style:font-weight-complex="bold"/>
    </style:style>
    <style:style style:name="時刻挿入" style:family="paragraph" style:parent-style-name="Heading_20_4" style:default-outline-level="" style:list-style-name="">
      <style:text-properties fo:color="#70ad47" fo:font-size="10pt" style:font-size-asian="10pt"/>
    </style:style>
    <style:style style:name="ツイートの引用" style:family="paragraph" style:parent-style-name="Standard" style:default-outline-level="">
      <style:paragraph-properties fo:margin-left="0.706cm" fo:margin-right="0cm" fo:margin-top="0cm" fo:margin-bottom="0cm" loext:contextual-spacing="true" style:line-height-at-least="0.388cm" fo:text-indent="0cm" style:auto-text-indent="false"/>
      <style:text-properties fo:font-size="9pt" style:font-name-asian="Takaoゴシック" style:font-family-asian="Takaoゴシック" style:font-family-generic-asian="system" style:font-pitch-asian="variable" style:font-size-asian="9pt"/>
    </style:style>
    <style:style style:name="Balloon_20_Text" style:display-name="Balloon Text" style:family="paragraph" style:parent-style-name="Standard" style:default-outline-level="">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引用_ff48_" style:display-name="引用ｈ" style:family="paragraph" style:parent-style-name="時刻挿入" style:default-outline-level="">
      <style:paragraph-properties fo:margin-left="0.706cm" fo:margin-right="0cm" fo:margin-top="0cm" fo:margin-bottom="0cm" loext:contextual-spacing="true" fo:line-height="0.388cm" fo:text-indent="0cm" style:auto-text-indent="false" style:snap-to-layout-grid="false"/>
      <style:text-properties fo:color="#767171" fo:font-size="10pt" style:font-name-asian="Takaoゴシック" style:font-family-asian="Takaoゴシック" style:font-family-generic-asian="system" style:font-pitch-asian="variable" style:font-size-asian="10pt"/>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カテゴリー" style:family="paragraph" style:parent-style-name="Standard" style:default-outline-level="">
      <style:paragraph-properties fo:margin-left="0.353cm" fo:margin-right="0cm" fo:line-height="0.388cm" fo:text-indent="0cm" style:auto-text-indent="false" style:snap-to-layout-grid="false"/>
      <style:text-properties fo:color="#8eaadb" fo:font-size="10pt" style:font-name-asian="Takaoゴシック" style:font-family-asian="Takaoゴシック" style:font-family-generic-asian="system" style:font-pitch-asian="variable"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1"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URLリンク" style:family="paragraph" style:parent-style-name="Standard" style:master-page-name="">
      <style:paragraph-properties style:page-number="auto"/>
      <style:text-properties fo:color="#3465a4" style:font-name="TakaoGothic" fo:font-family="TakaoGothic" style:font-style-name="標準" style:font-family-generic="swiss" style:font-pitch="variable" fo:font-size="9pt" style:font-name-asian="TakaoMincho" style:font-family-asian="TakaoMincho" style:font-style-name-asian="標準" style:font-pitch-asian="variable" style:font-size-asian="9pt"/>
    </style:style>
    <style:style style:name="ORGヘッダ" style:family="paragraph" style:parent-style-name="URLリンク">
      <style:paragraph-properties fo:margin-top="0cm" fo:margin-bottom="0cm" loext:contextual-spacing="true" fo:line-height="0.049cm"/>
      <style:text-properties fo:color="#666666"/>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line-height-at-least="0.199cm" style:shadow="none"/>
      <style:text-properties fo:color="#00888a" fo:font-size="90%" fo:font-weight="bold" style:font-size-asian="90%" style:font-weight-asian="bold" style:font-size-complex="85%" style:font-weight-complex="bold"/>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line_20_number" style:display-name="line number" style:family="text" style:parent-style-name="Default_20_Paragraph_20_Font"/>
    <style:style style:name="見出し_20_4_20__28_文字_29_" style:display-name="見出し 4 (文字)" style:family="text" style:parent-style-name="Default_20_Paragraph_20_Font">
      <style:text-properties fo:font-weight="bold" style:font-weight-asian="bold" style:font-weight-complex="bold"/>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吹き出し_20__28_文字_29_" style:display-name="吹き出し (文字)" style:family="text" style:parent-style-name="Default_20_Paragraph_20_Fon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HTML_20_書式付き_20__28_文字_29_" style:display-name="HTML 書式付き (文字)" style:family="text" style:parent-style-name="Default_20_Paragraph_20_Font">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HTML_20_Code" style:display-name="HTML Code" style:family="text" style:parent-style-name="Default_20_Paragraph_20_Font">
      <style:text-properties style:font-name="ＭＳ ゴシック" fo:font-family="'ＭＳ ゴシック'" style:font-family-generic="roman" style:font-pitch="variable" fo:font-size="12pt"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見出し_20_1_20__28_文字_29_" style:num-format="1">
        <style:list-level-properties text:list-level-position-and-space-mode="label-alignment">
          <style:list-level-label-alignment text:label-followed-by="listtab"/>
        </style:list-level-properties>
      </text:outline-level-style>
      <text:outline-level-style text:level="2" text:style-name="見出し_20_2_20__28_文字_29_" style:num-format="1" text:display-levels="2">
        <style:list-level-properties text:list-level-position-and-space-mode="label-alignment">
          <style:list-level-label-alignment text:label-followed-by="listtab"/>
        </style:list-level-properties>
      </text:outline-level-style>
      <text:outline-level-style text:level="3" text:style-name="見出し_20_3_20__28_文字_29_" style:num-format="1" text:display-levels="3">
        <style:list-level-properties text:list-level-position-and-space-mode="label-alignment">
          <style:list-level-label-alignment text:label-followed-by="listtab"/>
        </style:list-level-properties>
      </text:outline-level-style>
      <text:outline-level-style text:level="4" text:style-name="見出し_20_4_20__28_文字_29_" style:num-format="1" text:display-levels="4">
        <style:list-level-properties text:list-level-position-and-space-mode="label-alignment">
          <style:list-level-label-alignment text:label-followed-by="listtab"/>
        </style:list-level-properties>
      </text:outline-level-style>
      <text:outline-level-style text:level="5" style:num-format="ア, イ, ウ, ...">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廣野秀樹</meta:initial-creator>
    <meta:editing-cycles>96</meta:editing-cycles>
    <meta:print-date>2019-09-05T06:40:00</meta:print-date>
    <meta:creation-date>2019-09-04T18:10:00</meta:creation-date>
    <dc:date>2019-11-13T12:05:50.450703008</dc:date>
    <meta:editing-duration>P4DT21H36M4S</meta:editing-duration>
    <meta:generator>LibreOffice/6.0.7.3$Linux_X86_64 LibreOffice_project/00m0$Build-3</meta:generator>
    <meta:document-statistic meta:table-count="0" meta:image-count="0" meta:object-count="0" meta:page-count="10" meta:paragraph-count="198" meta:word-count="5523" meta:character-count="8958" meta:non-whitespace-character-count="82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